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382cm" table:align="left"/>
    </style:style>
    <style:style style:name="Table1.A" style:family="table-column">
      <style:table-column-properties style:column-width="1.704cm"/>
    </style:style>
    <style:style style:name="Table1.B" style:family="table-column">
      <style:table-column-properties style:column-width="2.371cm"/>
    </style:style>
    <style:style style:name="Table1.C" style:family="table-column">
      <style:table-column-properties style:column-width="1.97cm"/>
    </style:style>
    <style:style style:name="Table1.D" style:family="table-column">
      <style:table-column-properties style:column-width="2.337cm"/>
    </style:style>
    <style:style style:name="Table1.A1" style:family="table-cell">
      <style:table-cell-properties style:vertical-align="middle" fo:padding="0.049cm" fo:border="none"/>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4" style:family="paragraph" style:parent-style-name="Standard">
      <style:text-properties fo:background-color="#ffff00"/>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fo:font-style="normal" style:font-style-asian="normal" style:font-style-complex="normal"/>
    </style:style>
    <style:style style:name="P8" style:family="paragraph" style:parent-style-name="Standard">
      <style:text-properties fo:background-color="#ffff00"/>
    </style:style>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 style:family="paragraph">
      <style:paragraph-properties fo:text-align="start"/>
    </style:style>
    <style:style style:name="T1" style:family="text">
      <style:text-properties fo:background-color="#ffff0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style:use-window-font-color="true"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fo:margin-left="0cm" fo:margin-right="0cm" style:editable="false">
        <style:columns fo:column-count="1" fo:column-gap="0cm"/>
      </style:section-properties>
    </style: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radio form:name="q1" form:control-implementation="ooo:com.sun.star.form.component.RadioButton" xml:id="control1" form:id="control1"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 form:control-implementation="ooo:com.sun.star.form.component.RadioButton" xml:id="control2" form:id="control2"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 form:control-implementation="ooo:com.sun.star.form.component.RadioButton" xml:id="control3" form:id="control3"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 form:control-implementation="ooo:com.sun.star.form.component.RadioButton" xml:id="control4" form:id="control4"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2" form:control-implementation="ooo:com.sun.star.form.component.RadioButton" xml:id="control5" form:id="control5"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2" form:control-implementation="ooo:com.sun.star.form.component.RadioButton" xml:id="control6" form:id="control6"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2" form:control-implementation="ooo:com.sun.star.form.component.RadioButton" xml:id="control7" form:id="control7"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2" form:control-implementation="ooo:com.sun.star.form.component.RadioButton" xml:id="control8" form:id="control8"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6" form:control-implementation="ooo:com.sun.star.form.component.RadioButton" xml:id="control9" form:id="control9"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6" form:control-implementation="ooo:com.sun.star.form.component.RadioButton" xml:id="control10" form:id="control10"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6" form:control-implementation="ooo:com.sun.star.form.component.RadioButton" xml:id="control11" form:id="control11"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6" form:control-implementation="ooo:com.sun.star.form.component.RadioButton" xml:id="control12" form:id="control12"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6" form:control-implementation="ooo:com.sun.star.form.component.RadioButton" xml:id="control13" form:id="control13"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0" form:control-implementation="ooo:com.sun.star.form.component.RadioButton" xml:id="control14" form:id="control14"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0" form:control-implementation="ooo:com.sun.star.form.component.RadioButton" xml:id="control15" form:id="control15"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0" form:control-implementation="ooo:com.sun.star.form.component.RadioButton" xml:id="control16" form:id="control16"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8" form:control-implementation="ooo:com.sun.star.form.component.RadioButton" xml:id="control17" form:id="control17"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 form:control-implementation="ooo:com.sun.star.form.component.RadioButton" xml:id="control18" form:id="control18"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 form:control-implementation="ooo:com.sun.star.form.component.RadioButton" xml:id="control19" form:id="control19"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 form:control-implementation="ooo:com.sun.star.form.component.RadioButton" xml:id="control20" form:id="control20"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1" form:control-implementation="ooo:com.sun.star.form.component.RadioButton" xml:id="control21" form:id="control21"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5" form:control-implementation="ooo:com.sun.star.form.component.RadioButton" xml:id="control22" form:id="control22"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5" form:control-implementation="ooo:com.sun.star.form.component.RadioButton" xml:id="control23" form:id="control23"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5" form:control-implementation="ooo:com.sun.star.form.component.RadioButton" xml:id="control24" form:id="control24"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5" form:control-implementation="ooo:com.sun.star.form.component.RadioButton" xml:id="control25" form:id="control25"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7" form:control-implementation="ooo:com.sun.star.form.component.RadioButton" xml:id="control26" form:id="control26"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7" form:control-implementation="ooo:com.sun.star.form.component.RadioButton" xml:id="control27" form:id="control27"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7" form:control-implementation="ooo:com.sun.star.form.component.RadioButton" xml:id="control28" form:id="control28"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7" form:control-implementation="ooo:com.sun.star.form.component.RadioButton" xml:id="control29" form:id="control29"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8" form:control-implementation="ooo:com.sun.star.form.component.RadioButton" xml:id="control30" form:id="control30"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8" form:control-implementation="ooo:com.sun.star.form.component.RadioButton" xml:id="control31" form:id="control31"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radio form:name="q8" form:control-implementation="ooo:com.sun.star.form.component.RadioButton" xml:id="control32" form:id="control32" form:value="on" form:image-position="center">
            <form:properties>
              <form:property form:property-name="DefaultControl" office:value-type="string" office:string-value="com.sun.star.form.control.RadioButton"/>
              <form:property form:property-name="SecondaryRefValue" office:value-type="string" office:string-value=""/>
            </form:properties>
          </form:radio>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ek 1, Problem set 1: Transporters, Channels, Homeostasis</text:p>
      <text:p text:style-name="P1"/>
      <text:section text:style-name="Sect1" text:name="internal_html_page_content">
        <text:p text:style-name="Standard">1. Cells may communicate with one another by _______. </text:p>
        <text:p text:style-name="Standard"><text:bookmark text:name="question_q1a1"/><draw:control text:anchor-type="as-char" draw:z-index="0" draw:style-name="gr1" draw:text-style-name="P10" svg:width="0.345cm" svg:height="0.345cm" draw:control="control1"/>A) transferring signal molecules to adjacent cells through gap junctions. </text:p>
        <text:p text:style-name="Standard"><text:bookmark text:name="question_q1a2"/><draw:control text:anchor-type="as-char" draw:z-index="1" draw:style-name="gr1" draw:text-style-name="P10" svg:width="0.345cm" svg:height="0.345cm" draw:control="control2"/>B) local chemicals, called paracrines and autocrines. </text:p>
        <text:p text:style-name="Standard"><text:bookmark text:name="question_q1a3"/><draw:control text:anchor-type="as-char" draw:z-index="2" draw:style-name="gr1" draw:text-style-name="P10" svg:width="0.345cm" svg:height="0.345cm" draw:control="control3"/>C) chemicals that act at a distance. </text:p>
        <text:p text:style-name="Standard"><text:bookmark text:name="question_q1a4"/><draw:control text:anchor-type="as-char" draw:z-index="3" draw:style-name="gr1" draw:text-style-name="P10" svg:width="0.345cm" svg:height="0.345cm" draw:control="control4"/>D) <text:span text:style-name="T1">A, B, and C. </text:span></text:p>
        <text:p text:style-name="Standard"/>
        <text:p text:style-name="Standard">2. How does drinking one liter of water affect the fluid compartments of the body? </text:p>
        <text:p text:style-name="Standard"><text:bookmark text:name="question_q2a1"/><draw:control text:anchor-type="as-char" draw:z-index="4" draw:style-name="gr1" draw:text-style-name="P10" svg:width="0.345cm" svg:height="0.345cm" draw:control="control5"/>A) There are no changes in either the ECF or ICF. </text:p>
        <text:p text:style-name="Standard"><text:bookmark text:name="question_q2a2"/><draw:control text:anchor-type="as-char" draw:z-index="5" draw:style-name="gr1" draw:text-style-name="P10" svg:width="0.345cm" svg:height="0.345cm" draw:control="control6"/>B) The ECF increases by one liter with no change in the ICF. </text:p>
        <text:p text:style-name="Standard"><text:bookmark text:name="question_q2a3"/><draw:control text:anchor-type="as-char" draw:z-index="6" draw:style-name="gr1" draw:text-style-name="P10" svg:width="0.345cm" svg:height="0.345cm" draw:control="control7"/>C) The ECF will increase by 500 ml and the ICF by 500 ml. </text:p>
        <text:p text:style-name="Standard"><text:bookmark text:name="question_q2a4"/><draw:control text:anchor-type="as-char" draw:z-index="7" draw:style-name="gr1" draw:text-style-name="P10" svg:width="0.345cm" svg:height="0.345cm" draw:control="control8"/>D) <text:span text:style-name="T1">The ECF will increase by 333 ml and the ICF increases by 666ml. </text:span></text:p>
        <text:p text:style-name="P4"><text:tab/>→ 2/3 to ICF and 1/3 to ECF – non-isotonic solution gets distributed thusly</text:p>
        <text:p text:style-name="Standard"/>
        <text:p text:style-name="Standard">3. Explain the differences between positive and negative feedback mechanisms. Under what circumstances would each be advantageous?</text:p>
        <text:p text:style-name="Standard"><text:tab/>Negative feedback removes the stimulus, whereas positive feedback enhances or amplifies <text:tab/>it. Negative feedback helps maintain or restore a set point (e.g., thirst &amp; drinking in response <text:tab/>to lowered water in ECF), whereas positive feedback helps to enlarge or develop something <text:tab/>(clotting cascade example) .</text:p>
        <text:p text:style-name="Standard"/>
        <text:p text:style-name="Standard"><text:tab/><text:span text:style-name="T2">KEY ANSWER: In a negative feedback loop, the response removes the initiating stimulus. <text:tab/>In a positive feedback loop, the response accelerates the initiating stimulus. Negative <text:tab/>feedback loops are used to restore the body’s homeostasis. Positive feedback loops are used <text:tab/>in blood clotting and growth to accelerate change. </text:span></text:p>
        <text:p text:style-name="Standard"/>
        <text:p text:style-name="Standard">4. In the following situation, identify the components of the reflex loop: You have finished the marathon in just under three hours. You are tired, sweating profusely, and start to drink Gatorade. After several minutes you are still tired but no longer sweating or thirsty.</text:p>
        <text:p text:style-name="Standard"><text:bookmark text:name="longanswer_q4"/><text:tab/>stimulus = lowered water in ECF, via sweating</text:p>
        <text:p text:style-name="Standard"><text:tab/>integrator = recognized by the hypothalamus</text:p>
        <text:p text:style-name="Standard"><text:tab/>effector = triggers thirst response (individual drinks, eventually removing the stimulus)</text:p>
        <text:p text:style-name="Standard"/>
        <text:p text:style-name="Standard"><text:tab/><text:span text:style-name="T2">KEY ANSWER: Stimulus is loss of body water as sweat. The hypothalamus (brain) detects <text:tab/>the increase in plasma osmolarity. The response is thirst causing you to drink water <text:tab/>(Gatorade) and thereby replenish the lost fluid. Drinking removes the stimulus. </text:span></text:p>
        <text:p text:style-name="Standard"/>
        <text:p text:style-name="Standard">5. What are biological rhythms that coincide with sleep-wake cycles? Give an example.</text:p>
        <text:p text:style-name="Standard"><text:tab/>Circadian rhythms, such as the patterns in cortisol &amp; growth hormone levels that accompany <text:tab/>different stages of sleep. </text:p>
        <text:p text:style-name="Standard"/>
        <text:p text:style-name="Standard"><text:tab/><text:span text:style-name="T2">KEY ANSWER: Circadian rhythms are programmed changes that occur daily. Secretion of <text:tab/>cortisol increases just before awakening to increase blood glucose. </text:span></text:p>
        <text:p text:style-name="Standard"/>
        <text:p text:style-name="Standard">6. When plasma water is lost but electrolytes are retained, ___________. </text:p>
        <text:p text:style-name="Standard"><text:bookmark text:name="question_q6a1"/><draw:control text:anchor-type="as-char" draw:z-index="8" draw:style-name="gr1" draw:text-style-name="P10" svg:width="0.345cm" svg:height="0.345cm" draw:control="control9"/>A) osmolarity of the ECF falls </text:p>
        <text:p text:style-name="Standard"><text:bookmark text:name="question_q6a2"/><draw:control text:anchor-type="as-char" draw:z-index="9" draw:style-name="gr1" draw:text-style-name="P10" svg:width="0.345cm" svg:height="0.345cm" draw:control="control10"/>B) <text:span text:style-name="T1">osmosis moves water from the ICF to the ECF </text:span></text:p>
        <text:p text:style-name="Standard"><text:bookmark text:name="question_q6a3"/><draw:control text:anchor-type="as-char" draw:z-index="10" draw:style-name="gr1" draw:text-style-name="P10" svg:width="0.345cm" svg:height="0.345cm" draw:control="control11"/>C) both the ICF and the ECF become more dilute </text:p>
        <text:p text:style-name="Standard"><text:bookmark text:name="question_q6a4"/><draw:control text:anchor-type="as-char" draw:z-index="11" draw:style-name="gr1" draw:text-style-name="P10" svg:width="0.345cm" svg:height="0.345cm" draw:control="control12"/>D) there is an increase in the volume of the ICF </text:p>
        <text:p text:style-name="Standard"><text:bookmark text:name="question_q6a5"/><draw:control text:anchor-type="as-char" draw:z-index="12" draw:style-name="gr1" draw:text-style-name="P10" svg:width="0.345cm" svg:height="0.345cm" draw:control="control13"/>E) all of the above </text:p>
        <text:p text:style-name="Standard"/>
        <text:p text:style-name="Standard"><text:soft-page-break/>Use the following list of solutions to answer questions 7-10.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Standard">Solution</text:p>
            </table:table-cell>
            <table:table-cell table:style-name="Table1.A1" office:value-type="string">
              <text:p text:style-name="Standard">mM glucose</text:p>
            </table:table-cell>
            <table:table-cell table:style-name="Table1.A1" office:value-type="string">
              <text:p text:style-name="Standard">mM NaCl</text:p>
            </table:table-cell>
            <table:table-cell table:style-name="Table1.A1" office:value-type="string">
              <text:p text:style-name="Standard">mM CaCl2 </text:p>
            </table:table-cell>
          </table:table-row>
          <table:table-row>
            <table:table-cell table:style-name="Table1.A1" office:value-type="string">
              <text:p text:style-name="Standard">A.</text:p>
            </table:table-cell>
            <table:table-cell table:style-name="Table1.A1" office:value-type="string">
              <text:p text:style-name="Standard">20</text:p>
            </table:table-cell>
            <table:table-cell table:style-name="Table1.A1" office:value-type="string">
              <text:p text:style-name="Standard">40</text:p>
            </table:table-cell>
            <table:table-cell table:style-name="Table1.A1" office:value-type="string">
              <text:p text:style-name="Standard">50</text:p>
            </table:table-cell>
          </table:table-row>
          <table:table-row>
            <table:table-cell table:style-name="Table1.A1" office:value-type="string">
              <text:p text:style-name="Standard">B.</text:p>
            </table:table-cell>
            <table:table-cell table:style-name="Table1.A1" office:value-type="string">
              <text:p text:style-name="Standard">20</text:p>
            </table:table-cell>
            <table:table-cell table:style-name="Table1.A1" office:value-type="string">
              <text:p text:style-name="Standard">50</text:p>
            </table:table-cell>
            <table:table-cell table:style-name="Table1.A1" office:value-type="string">
              <text:p text:style-name="Standard">80</text:p>
            </table:table-cell>
          </table:table-row>
          <table:table-row>
            <table:table-cell table:style-name="Table1.A1" office:value-type="string">
              <text:p text:style-name="Standard">C.</text:p>
            </table:table-cell>
            <table:table-cell table:style-name="Table1.A1" office:value-type="string">
              <text:p text:style-name="Standard">20</text:p>
            </table:table-cell>
            <table:table-cell table:style-name="Table1.A1" office:value-type="string">
              <text:p text:style-name="Standard">50</text:p>
            </table:table-cell>
            <table:table-cell table:style-name="Table1.A1" office:value-type="string">
              <text:p text:style-name="Standard">60</text:p>
            </table:table-cell>
          </table:table-row>
        </table:table>
        <text:p text:style-name="Standard"/>
        <text:p text:style-name="Standard">7. Solution ____ has the lowest concentration of water.</text:p>
        <text:p text:style-name="Standard"><text:tab/>B </text:p>
        <text:p text:style-name="Standard"><text:tab/>20 glucose + 100 NaCl + (80 x 3) 240 CaCl2 = 360</text:p>
        <text:p text:style-name="Standard"><text:tab/><text:span text:style-name="T2">KEY ANSWER: B is correct. It is 360 mOsM compared to solution A (250 mOsM) and <text:tab/>solution C (300 mOsM). </text:span></text:p>
        <text:p text:style-name="Standard"/>
        <text:p text:style-name="Standard">8. Solution ______ is isotonic to a cell with an ICF of 300mOsM.</text:p>
        <text:p text:style-name="Standard"><text:tab/>C </text:p>
        <text:p text:style-name="Standard"><text:tab/>20 glucose + 100 NaCl + (60 x3) 180 CaCl2 = 300</text:p>
        <text:p text:style-name="Standard"/>
        <text:p text:style-name="Standard">9. A neuronal cell with an ICF of 300mOsM will swell in solution __.</text:p>
        <text:p text:style-name="Standard"><text:tab/>B – see answer to 7; this is hypotonic to the cell described</text:p>
        <text:p text:style-name="Standard"/>
        <text:p text:style-name="Standard">10. The addition of 10mM urea to solution A will ________. </text:p>
        <text:p text:style-name="Standard"><text:bookmark text:name="question_q10a1"/><draw:control text:anchor-type="as-char" draw:z-index="13" draw:style-name="gr1" draw:text-style-name="P10" svg:width="0.345cm" svg:height="0.345cm" draw:control="control14"/><text:span text:style-name="T1">A) Increase the osmolarity by 10 mOsM. </text:span></text:p>
        <text:p text:style-name="Standard"><text:bookmark text:name="question_q10a2"/><draw:control text:anchor-type="as-char" draw:z-index="14" draw:style-name="gr1" draw:text-style-name="P10" svg:width="0.345cm" svg:height="0.345cm" draw:control="control15"/>B) Increase the tonicity by 10 mOsM. </text:p>
        <text:p text:style-name="Standard"><text:bookmark text:name="question_q10a3"/><draw:control text:anchor-type="as-char" draw:z-index="15" draw:style-name="gr1" draw:text-style-name="P10" svg:width="0.345cm" svg:height="0.345cm" draw:control="control16"/>C) A and B. </text:p>
        <text:p text:style-name="Standard"><text:tab/>→ note re: B – I think it will increase the tonicity, but not by this amount; it will be less <text:tab/><text:tab/>since it's mixed with the preexisting solution– see p 4 of lecture notes on this topic, where is <text:tab/>says tonicity can only be estimated, not measured directly</text:p>
        <text:p text:style-name="Standard"/>
        <text:p text:style-name="Standard">11. How are channels and transporters alike?</text:p>
        <text:p text:style-name="Standard"><text:tab/>Both are means of facilitated diffusion that move materials across the plasma membrane. <text:tab/>Both exhibit specificity and saturation.</text:p>
        <text:p text:style-name="Standard"><text:tab/></text:p>
        <text:p text:style-name="Standard"><text:tab/><text:span text:style-name="T2">KEY ANSWER: Transporters and channels exhibit specificity and saturation. They facilitate<text:tab/> diffusion of effective solutes </text:span><text:span text:style-name="T2"><office:annotation><dc:creator>Unknown Author</dc:creator><dc:date>2013-02-25T21:33:54.37</dc:date><text:p text:style-name="P9"><text:span text:style-name="T5">Note use of 'effective solutes' here – a more specific term seems better.</text:span></text:p></office:annotation></text:span><text:span text:style-name="T2">across membranes. </text:span></text:p>
        <text:p text:style-name="P5"/>
        <text:p text:style-name="Standard">12. Name three ways in which channels are gated.</text:p>
        <text:p text:style-name="Standard"><text:tab/>Mechanically gated – opens &amp; closes on the basis of tension</text:p>
        <text:p text:style-name="Standard"><text:tab/>voltage gated – opens &amp; closes on the basis of charge</text:p>
        <text:p text:style-name="Standard"><text:tab/>Ligand gated – opens &amp; closes on the basis of chemicals</text:p>
        <text:p text:style-name="Standard"/>
        <text:p text:style-name="Standard"><text:tab/><text:span text:style-name="T2">KEY ANSWER: Channels can be gated in one of three ways: ligands, voltage and tension<text:tab/> (mechanical) </text:span></text:p>
        <text:p text:style-name="P5"/>
        <text:p text:style-name="P3">Week 1 problem set 2: Endocrine Concepts</text:p>
        <text:p text:style-name="P2">1. Cells may communicate with one another by _______. </text:p>
        <text:p text:style-name="Standard"><text:bookmark text:name="question_q1a11"/><text:span text:style-name="T3"><draw:control text:anchor-type="as-char" draw:z-index="17" draw:style-name="gr1" draw:text-style-name="P10" svg:width="0.345cm" svg:height="0.345cm" draw:control="control18"/></text:span><text:span text:style-name="T3">A) transferring signal molecules to adjacent cells through g</text:span>ap junctions. </text:p>
        <text:p text:style-name="Standard"><text:bookmark text:name="question_q1a21"/><draw:control text:anchor-type="as-char" draw:z-index="18" draw:style-name="gr1" draw:text-style-name="P10" svg:width="0.345cm" svg:height="0.345cm" draw:control="control19"/>B) local-acting chemicals, called paracrines and autocrines. </text:p>
        <text:p text:style-name="Standard"><text:bookmark text:name="question_q1a31"/><draw:control text:anchor-type="as-char" draw:z-index="19" draw:style-name="gr1" draw:text-style-name="P10" svg:width="0.345cm" svg:height="0.345cm" draw:control="control20"/>C) long-distance means, which rely on combinations of electrical and chemical signals. </text:p>
        <text:p text:style-name="P4"><text:bookmark text:name="question_q1a41"/><draw:control text:anchor-type="as-char" draw:z-index="20" draw:style-name="gr1" draw:text-style-name="P10" svg:width="0.345cm" svg:height="0.345cm" draw:control="control21"/>D) A, B, and C. </text:p>
        <text:p text:style-name="Standard"/>
        <text:p text:style-name="P2">2. Explain the relationships among the following terms: autocrine, paracrine, and endocrine.</text:p>
        <text:p text:style-name="Standard"><text:tab/>Autocrine and paracrine are both types of local signalling. In autocrine signalling, a cell <text:soft-page-break/>secretes cytokines that act on itself. In paracrine signalling, a cell secretes cytokines that act on its neighbors. Endocrine signalling works over longer distances; subtances are secreted into the blood and moved in low concentrations across the body (in neuroendocrine signalling, chemicals are secreted in high concentrations across synapses)</text:p>
        <text:p text:style-name="P2"><text:span text:style-name="T2"><text:tab/></text:span>→ points/keywords that are missing from my answer – 'homeostasis,' high-affinity receptors</text:p>
        <text:p text:style-name="P5">KEY ANSWER: </text:p>
        <text:p text:style-name="P5">Each of these terms refer to homeostatic control systems that use chemicals (ligands) to regulate cell activity. Autocrine control is when a cell regulates itself. Paracrine control is when a cell regulates its neighbor (local). Endocrine control is when a cell secretes a chemical (hormone) into the blood to act on a distant target cell. Target cells have receptors that recognize the hormone. In endocrine communication, target cells have high affinity receptors because the hormones are at very low concentrations within the blood. </text:p>
        <text:p text:style-name="P2"/>
        <text:p text:style-name="Standard">3. List and compare <text:span text:style-name="T4">two</text:span> different mechanisms used by peptide hormones to send their signal across target cell’s surface membrane.</text:p>
        <text:p text:style-name="Standard"><text:tab/>Peptide hormones usually consists of three or more amino acids and are soluble in the blood, so they have short half lives. They're synthesized in the cell on the ER and stored in vesicles to be released in response to a stimulus (v. steroid hormones, which are synthesized on demand). When prohormones are fully cleaved, mature hormone is released to travel through the blood and interact with receptors on the surface of target cells. These receptors come in three types: G-protein coupled, enzyme linked, and enzyme associated (see discussion of tyrosine kinase in notes). When the hormone binds to the receptor, this triggers a second messenger cascade in the cell. <text:s/></text:p>
        <text:p text:style-name="P5"/>
        <text:p text:style-name="P5">KEY ANSWER: Peptide hormones bind to cell surface receptors. There are 3 types of receptors: G protein coupled (often activate adenylate cyclase to form cAMP); enzyme linked (tyrosine kinase inherent) and enzyme associated (tyrosine kinase recruited). All of these second messengers alter metabolism of the cell by changing the phosphorylation state of various substrates. The response is rapid. </text:p>
        <text:p text:style-name="Standard"/>
        <text:p text:style-name="Standard">4. Compare the mechanisms used by growth hormone, a peptide, and thyroid hormone, a tyrosine derivative, to trigger the target cell’s response.</text:p>
        <text:p text:style-name="Standard"><text:tab/>Growth hormone will work as described above, by binding to a receptor &amp; triggering a second-messenger cascade. It is available in storage, so it is released quickly &amp; cleared quickly because of its short half life. Thyroid hormone, on the other hand, is an amine hormone insoluble in plasma. It has to be bound to &amp; delivered by a carrier protein. The protein extends the half life of the hormone &amp; renders it inactive as long as it is bound to the carrier. The hormone has to be removed from the carrier by mass action, to bind with a receptor inside the target cell. The carriers have low affinity, and the receptors inside the cells are high affinity. Once bound, the hormone works via transcription, so this response is slower than that to the peptide hormone.</text:p>
        <text:p text:style-name="Standard"/>
        <text:p text:style-name="P5">KEY ANSWER: Growth hormone (GH) is a peptide hormone which binds cell surface receptors triggering a second messenger cascade and a rapid change in metabolism. Thyroid hormone (TH) binds nuclear receptors to increase transcription of DNA. </text:p>
        <text:p text:style-name="Standard"/>
        <text:p text:style-name="Standard">5. When steroid hormones bind to their receptors: </text:p>
        <text:p text:style-name="Standard"><text:bookmark text:name="question_q5a1"/><draw:control text:anchor-type="as-char" draw:z-index="21" draw:style-name="gr1" draw:text-style-name="P10" svg:width="0.345cm" svg:height="0.345cm" draw:control="control22"/>A) a second messenger pathway is activated. </text:p>
        <text:p text:style-name="Standard"><text:bookmark text:name="question_q5a2"/><draw:control text:anchor-type="as-char" draw:z-index="22" draw:style-name="gr1" draw:text-style-name="P10" svg:width="0.345cm" svg:height="0.345cm" draw:control="control23"/>B) G proteins are inhibited. </text:p>
        <text:p text:style-name="P4"><text:bookmark text:name="question_q5a3"/><draw:control text:anchor-type="as-char" draw:z-index="23" draw:style-name="gr1" draw:text-style-name="P10" svg:width="0.345cm" svg:height="0.345cm" draw:control="control24"/>C) gene transcription is activated <text:s/>– see previous question</text:p>
        <text:p text:style-name="Standard"><text:bookmark text:name="question_q5a4"/><draw:control text:anchor-type="as-char" draw:z-index="24" draw:style-name="gr1" draw:text-style-name="P10" svg:width="0.345cm" svg:height="0.345cm" draw:control="control25"/>D) protein kinases are activated </text:p>
        <text:p text:style-name="Standard"/>
        <text:p text:style-name="Standard">6. Joanne presents to her physician with elevated plasma cortisol levels. She is administered dexamethasone, a drug used to suppress the secretion of ACTH from the pituitary gland. Her <text:soft-page-break/>plasma cortisol levels fall to normal 60 minutes after the dexamethasone treatment. You would classify Joanne’s condition as a (primary, secondary or tertiary) pathology. Why?</text:p>
        <text:p text:style-name="Standard"><text:tab/>Dexamethasone is effectively a megadoes of cortisol, and administering it has reduced cortisol levels. Cortisol has two feedback paths, one to the pituitary and one to the hypothalamus. If the problem was in the hypothalamus (tertiary), it would still be making CRH, and as a result, the pituitary would still be making ACTH, and cortisol levels would not drop. If the problem was in the adrenal gland (primary), cortisol levels would not have dropped, because it would still heedlessly be pumping out cortisol regardless of the signals it received. The pathology is thus secondary – oversecretion of ACTH at the level of the pituitary is the source of the problem, which was shown when shutting off ACTH fixed the problem.</text:p>
        <text:p text:style-name="Standard"/>
        <text:p text:style-name="P5">KEY ANSWER: Secondary pathology because suppression of the pituitary hormone, ACTH, corrected the elevated secretion of cortisol from the adrenal gland. The patient had hyper-secretion of ACTH. <text:s/></text:p>
        <text:p text:style-name="Standard"/>
        <text:p text:style-name="Standard">7. Which of the following statements is TRUE for steroid hormones? </text:p>
        <text:p text:style-name="Standard"><text:bookmark text:name="question_q7a1"/><draw:control text:anchor-type="as-char" draw:z-index="25" draw:style-name="gr1" draw:text-style-name="P10" svg:width="0.345cm" svg:height="0.345cm" draw:control="control26"/>A) They enter target cells by active transport. </text:p>
        <text:p text:style-name="Standard"><text:bookmark text:name="question_q7a2"/><draw:control text:anchor-type="as-char" draw:z-index="26" draw:style-name="gr1" draw:text-style-name="P10" svg:width="0.345cm" svg:height="0.345cm" draw:control="control27"/><text:span text:style-name="T1">B) They require carrier proteins for delivery to target tissues. </text:span></text:p>
        <text:p text:style-name="Standard"><text:bookmark text:name="question_q7a3"/><draw:control text:anchor-type="as-char" draw:z-index="27" draw:style-name="gr1" draw:text-style-name="P10" svg:width="0.345cm" svg:height="0.345cm" draw:control="control28"/>C) They are stored in secretory vesicles. </text:p>
        <text:p text:style-name="Standard"><text:bookmark text:name="question_q7a4"/><draw:control text:anchor-type="as-char" draw:z-index="28" draw:style-name="gr1" draw:text-style-name="P10" svg:width="0.345cm" svg:height="0.345cm" draw:control="control29"/>D) A, B and C </text:p>
        <text:p text:style-name="Standard"/>
        <text:p text:style-name="P5"><text:span text:style-name="T3">8. The single most important factor that determines whether a specific gene in a given cell can be regulated by growth hormone is the presence in this cell of _____. </text:span></text:p>
        <text:p text:style-name="Standard"><text:bookmark text:name="question_q8a1"/><draw:control text:anchor-type="as-char" draw:z-index="29" draw:style-name="gr1" draw:text-style-name="P10" svg:width="0.345cm" svg:height="0.345cm" draw:control="control30"/>A) heat shock proteins. </text:p>
        <text:p text:style-name="Standard"><text:bookmark text:name="question_q8a2"/><draw:control text:anchor-type="as-char" draw:z-index="30" draw:style-name="gr1" draw:text-style-name="P10" svg:width="0.345cm" svg:height="0.345cm" draw:control="control31"/><text:span text:style-name="T1">B) specific growth hormone receptors. </text:span></text:p>
        <text:p text:style-name="Standard"><text:bookmark text:name="question_q8a3"/><draw:control text:anchor-type="as-char" draw:z-index="31" draw:style-name="gr1" draw:text-style-name="P10" svg:width="0.345cm" svg:height="0.345cm" draw:control="control32"/>C) active transporters for growth hormone. </text:p>
        <text:p text:style-name="P2"><draw:control text:anchor-type="as-char" draw:z-index="16" draw:style-name="gr1" draw:text-style-name="P10" svg:width="0.345cm" svg:height="0.345cm" draw:control="control17"/>D) G proteins.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3T19:44:13.68</meta:creation-date>
    <dc:date>2013-02-27T11:05:40.51</dc:date>
    <meta:editing-duration>PT12H6M22S</meta:editing-duration>
    <meta:editing-cycles>27</meta:editing-cycles>
    <meta:generator>OpenOffice.org/3.4$Win32 OpenOffice.org_project/340m1$Build-9590</meta:generator>
    <meta:document-statistic meta:table-count="1" meta:image-count="0" meta:object-count="0" meta:page-count="4" meta:paragraph-count="104" meta:word-count="1681" meta:character-count="10284"/>
  </office:meta>
</office:document-meta>
</file>